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472in"/>
    </style:style>
    <style:style style:name="co3" style:family="table-column">
      <style:table-column-properties fo:break-before="auto" style:column-width="1.7055in"/>
    </style:style>
    <style:style style:name="co4" style:family="table-column">
      <style:table-column-properties fo:break-before="auto" style:column-width="1.4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Description</text:p>
          </table:table-cell>
          <table:table-cell office:value-type="string">
            <text:p>Mouser Part #</text:p>
          </table:table-cell>
          <table:table-cell office:value-type="string">
            <text:p>Future Electronics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urrent Sense Resistors - 1watt .22ohms 1% 2512</text:p>
          </table:table-cell>
          <table:table-cell office:value-type="string">
            <text:p>71-WSL2512R2200FEA</text:p>
          </table:table-cell>
          <table:table-cell/>
        </table:table-row>
        <table:table-row table:style-name="ro1">
          <table:table-cell office:value-type="string">
            <text:p>R2</text:p>
          </table:table-cell>
          <table:table-cell office:value-type="string">
            <text:p>1/10watt 49.9Kohms 1% 0603</text:p>
          </table:table-cell>
          <table:table-cell office:value-type="string">
            <text:p>71-CRCW0603-49.9K-E3</text:p>
          </table:table-cell>
          <table:table-cell/>
        </table:table-row>
        <table:table-row table:style-name="ro2">
          <table:table-cell office:value-type="string">
            <text:p>R3</text:p>
          </table:table-cell>
          <table:table-cell office:value-type="string">
            <text:p>1/10watt 6.98Kohms 1% <text:span text:style-name="T1">0603</text:span></text:p>
          </table:table-cell>
          <table:table-cell office:value-type="string">
            <text:p>71-CRCW0603-6.98K-E3</text:p>
          </table:table-cell>
          <table:table-cell/>
        </table:table-row>
        <table:table-row table:style-name="ro2">
          <table:table-cell office:value-type="string">
            <text:p>R4</text:p>
          </table:table-cell>
          <table:table-cell office:value-type="string">
            <text:p>1/10watt 1.0Kohms 1%<text:span text:style-name="T1"> 0603</text:span></text:p>
          </table:table-cell>
          <table:table-cell office:value-type="string">
            <text:p>71-CRCW0603-1.0K-E3</text:p>
          </table:table-cell>
          <table:table-cell/>
        </table:table-row>
        <table:table-row table:style-name="ro2">
          <table:table-cell office:value-type="string">
            <text:p>R5</text:p>
          </table:table-cell>
          <table:table-cell office:value-type="string">
            <text:p>1/10watt 16.5Kohms 1%<text:span text:style-name="T1"> 0603</text:span></text:p>
          </table:table-cell>
          <table:table-cell office:value-type="string">
            <text:p>71-CRCW0603-16.5K-E3</text:p>
          </table:table-cell>
          <table:table-cell/>
        </table:table-row>
        <table:table-row table:style-name="ro2">
          <table:table-cell office:value-type="string">
            <text:p>R6</text:p>
          </table:table-cell>
          <table:table-cell office:value-type="string">
            <text:p>1/10watt 91Kohms 1%<text:span text:style-name="T1"> 0603</text:span></text:p>
          </table:table-cell>
          <table:table-cell office:value-type="string">
            <text:p>660-RK73H1JTTD9102F</text:p>
          </table:table-cell>
          <table:table-cell/>
        </table:table-row>
        <table:table-row table:style-name="ro2">
          <table:table-cell office:value-type="string">
            <text:p>R7</text:p>
          </table:table-cell>
          <table:table-cell office:value-type="string">
            <text:p>1/10watt 30Kohms 1%<text:span text:style-name="T1"> 0603</text:span></text:p>
          </table:table-cell>
          <table:table-cell office:value-type="string">
            <text:p>71-CRCW0603-30K-E3</text:p>
          </table:table-cell>
          <table:table-cell/>
        </table:table-row>
        <table:table-row table:style-name="ro1">
          <table:table-cell office:value-type="string">
            <text:p>C1</text:p>
          </table:table-cell>
          <table:table-cell office:value-type="string">
            <text:p>100volts 2.2uF 10% X7R 1210</text:p>
          </table:table-cell>
          <table:table-cell office:value-type="string">
            <text:p>80-C1210C225K1R</text:p>
          </table:table-cell>
          <table:table-cell/>
        </table:table-row>
        <table:table-row table:style-name="ro1">
          <table:table-cell office:value-type="string">
            <text:p>C2</text:p>
          </table:table-cell>
          <table:table-cell office:value-type="string">
            <text:p>100volts 2.2uF 10% X7R 1210</text:p>
          </table:table-cell>
          <table:table-cell office:value-type="string">
            <text:p>80-C1210C225K1R</text:p>
          </table:table-cell>
          <table:table-cell/>
        </table:table-row>
        <table:table-row table:style-name="ro2">
          <table:table-cell office:value-type="string">
            <text:p>C3</text:p>
          </table:table-cell>
          <table:table-cell office:value-type="string">
            <text:p>1.0uF 16V 10% <text:span text:style-name="T1">0603</text:span></text:p>
          </table:table-cell>
          <table:table-cell office:value-type="string">
            <text:p>810-C1608X7R1C105K</text:p>
          </table:table-cell>
          <table:table-cell/>
        </table:table-row>
        <table:table-row table:style-name="ro2">
          <table:table-cell office:value-type="string">
            <text:p>C4</text:p>
          </table:table-cell>
          <table:table-cell office:value-type="string">
            <text:p>0.1uF 50volts 5% X7R <text:span text:style-name="T1">0603</text:span></text:p>
          </table:table-cell>
          <table:table-cell office:value-type="string">
            <text:p>80-C0603C104J5RAUTO</text:p>
          </table:table-cell>
          <table:table-cell/>
        </table:table-row>
        <table:table-row table:style-name="ro2">
          <table:table-cell office:value-type="string">
            <text:p>C5</text:p>
          </table:table-cell>
          <table:table-cell office:value-type="string">
            <text:p>470pF 50volts C0G 5% <text:span text:style-name="T1">0603</text:span></text:p>
          </table:table-cell>
          <table:table-cell office:value-type="string">
            <text:p>810-CGA3E2C0G1H471J</text:p>
          </table:table-cell>
          <table:table-cell/>
        </table:table-row>
        <table:table-row table:style-name="ro1">
          <table:table-cell office:value-type="string">
            <text:p>D1</text:p>
          </table:table-cell>
          <table:table-cell office:value-type="string">
            <text:p>Schottky (Diodes &amp; Rectifiers) 3A 100V SMC</text:p>
          </table:table-cell>
          <table:table-cell office:value-type="string">
            <text:p>863-MBRS3100T3G</text:p>
          </table:table-cell>
          <table:table-cell/>
        </table:table-row>
        <table:table-row table:style-name="ro1">
          <table:table-cell office:value-type="string">
            <text:p>L1</text:p>
          </table:table-cell>
          <table:table-cell office:value-type="string">
            <text:p>Power Inductors 33uH 3.42A 0.108ohms 12.5x12.5</text:p>
          </table:table-cell>
          <table:table-cell office:value-type="string">
            <text:p>704-DRA124-330-R</text:p>
          </table:table-cell>
          <table:table-cell/>
        </table:table-row>
        <table:table-row table:style-name="ro1">
          <table:table-cell office:value-type="string">
            <text:p>Q1</text:p>
          </table:table-cell>
          <table:table-cell office:value-type="string">
            <text:p>MOSFET Power P-Chan 100V 5.6 Amp DPAK</text:p>
          </table:table-cell>
          <table:table-cell office:value-type="string">
            <text:p>844-IRFR9120PBF</text:p>
          </table:table-cell>
          <table:table-cell/>
        </table:table-row>
        <table:table-row table:style-name="ro1">
          <table:table-cell office:value-type="string">
            <text:p>U1</text:p>
          </table:table-cell>
          <table:table-cell office:value-type="string">
            <text:p>LM3409HV 10-MSOP</text:p>
          </table:table-cell>
          <table:table-cell/>
          <table:table-cell office:value-type="string">
            <text:p>LM3409HVMY/NOPB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8">08/18/2011</text:date>, <text:time>21:0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8T20:32:29</meta:creation-date>
    <dc:date>2011-08-18T21:07:18</dc:date>
    <meta:editing-duration>PT34M49S</meta:editing-duration>
    <meta:editing-cycles>5</meta:editing-cycles>
    <meta:generator>LibreOffice/3.4$Unix LibreOffice_project/340m1$Build-203</meta:generator>
    <meta:document-statistic meta:table-count="3" meta:cell-count="52" meta:object-count="0"/>
  </office:meta>
</office:document-meta>
</file>